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7.299cm"/>
    </style:style>
    <style:style style:name="co4" style:family="table-column">
      <style:table-column-properties fo:break-before="auto" style:column-width="13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vida_util_compon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id_componente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vida_util_estimada_anios</text:p>
          </table:table-cell>
          <table:table-cell table:style-name="ce1" office:value-type="string" calcext:value-type="string">
            <text:p><text:s/>id_proveed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nerado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ja de engranaj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la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n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damiento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rr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stema eléctr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nsor de vien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nvertido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tor de orientació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-00-00</text:date>, <text:time style:data-style-name="N2" text:time-value="00:02:06.586806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2:52:01.281740599</meta:creation-date>
    <dc:date>2025-04-22T00:03:06.874955840</dc:date>
    <meta:editing-duration>PT1M47S</meta:editing-duration>
    <meta:editing-cycles>2</meta:editing-cycles>
    <meta:generator>LibreOffice/24.2.7.2$Linux_X86_64 LibreOffice_project/420$Build-2</meta:generator>
    <meta:document-statistic meta:table-count="1" meta:cell-count="44" meta:object-count="0"/>
  </office:meta>
</office:document-meta>
</file>